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Work Sans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Work Sans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Work Sans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3b251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Work Sans" fo:font-size="10.5pt" fo:letter-spacing="normal" fo:font-style="normal" fo:font-weight="normal" officeooo:paragraph-rsid="00208d20"/>
    </style:style>
    <style:style style:name="T1" style:family="text">
      <style:text-properties fo:font-variant="normal" fo:text-transform="none" fo:color="#2e2e2e" style:font-name="Work Sans" fo:font-size="10.5pt" fo:letter-spacing="normal" fo:font-style="normal" fo:font-weight="normal"/>
    </style:style>
    <style:style style:name="T2" style:family="text">
      <style:text-properties fo:font-variant="normal" fo:text-transform="none" fo:color="#2e2e2e" style:font-name="Work Sans" fo:font-size="10.5pt" fo:letter-spacing="normal" fo:font-style="normal" fo:font-weight="normal" officeooo:rsid="00208d20"/>
    </style:style>
    <style:style style:name="T3" style:family="text">
      <style:text-properties fo:font-variant="normal" fo:text-transform="none" fo:color="#2e2e2e" style:font-name="Work Sans" fo:font-size="10.5pt" fo:letter-spacing="normal" fo:font-style="normal" fo:font-weight="normal" officeooo:rsid="0023b251"/>
    </style:style>
    <style:style style:name="T4" style:family="text">
      <style:text-properties officeooo:rsid="001fb022"/>
    </style:style>
    <style:style style:name="T5" style:family="text">
      <style:text-properties officeooo:rsid="0023b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Dear Hiring Manager,</text:p>
      <text:p text:style-name="P1"/>
      <text:p text:style-name="P5"><text:span text:style-name="T1">I have been following </text:span><text:span text:style-name="T3">EPAM</text:span><text:span text:style-name="T1"> for years now. When I saw your opening for a Devops Engineer <text:s/>- Remote, I knew that this was my chance to join a great company. I'm confident that, with my industry knowledge and experience, I can be a strong member of your team.</text:span></text:p>
      <text:p text:style-name="P1"/>
      <text:p text:style-name="P1"/>
      <text:p text:style-name="P2">In my Junior DevOps Engineer position with TurkNet, I handled tasks very similar to what you outlined in your job ad. With my ability to learn, I know I can quickly close any knowledge gaps to become an asset to your team.</text:p>
      <text:p text:style-name="P4"/>
      <text:p text:style-name="P3">I have effective communication skills and the motivation to take on challenging work. I'm also skilled at <text:span text:style-name="T4">monitoring, </text:span>provisioning and infracture as a code. I am confident that I have the drive, knowledge and experience you need.</text:p>
      <text:p text:style-name="P5"><text:span text:style-name="T1">Thank you for your time. It would be a pleasure to speak with you and discuss this opportunity with </text:span><text:span text:style-name="T3">EPAM</text:span><text:span text:style-name="T1">. I look forward to hearing from you soon.</text:span></text:p>
      <text:p text:style-name="P1"/>
      <text:p text:style-name="P2">Sincerely,</text:p>
      <text:p text:style-name="P3">yunus emre cil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0:16:47.058377017</meta:creation-date>
    <dc:date>2022-07-05T22:15:00.920481155</dc:date>
    <meta:editing-duration>PT3H8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63" meta:character-count="899" meta:non-whitespace-character-count="742"/>
  </office:meta>
</office:document-meta>
</file>